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9694in" table:align="left"/>
    </style:style>
    <style:style style:name="Table1.A" style:family="table-column">
      <style:table-column-properties style:column-width="3.9694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9785in" table:align="left"/>
    </style:style>
    <style:style style:name="Table2.A" style:family="table-column">
      <style:table-column-properties style:column-width="3.9785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9799in" table:align="left"/>
    </style:style>
    <style:style style:name="Table3.A" style:family="table-column">
      <style:table-column-properties style:column-width="3.9799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9799in" fo:break-before="page" table:align="left"/>
    </style:style>
    <style:style style:name="Table4.A" style:family="table-column">
      <style:table-column-properties style:column-width="3.9799in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8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DejaVu Sans1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in" fo:margin-right="0in" fo:margin-top="0in" fo:margin-bottom="0in" fo:line-height="100%" text:enable-numbering="false" fo:text-indent="0in"/>
    </style:style>
    <style:style style:name="P10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DejaVu Sans1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DejaVu Sans1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 Class Diagrams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WaveForm</text:p>
          </table:table-cell>
        </table:table-row>
        <table:table-row>
          <table:table-cell table:style-name="Table1.A2" office:value-type="string">
            <text:p text:style-name="Table_20_Contents">-mutex: Qmutex</text:p>
            <text:p text:style-name="Table_20_Contents">-sample: double *</text:p>
            <text:p text:style-name="Table_20_Contents">-size: int</text:p>
            <text:p text:style-name="Table_20_Contents">-dsize: double</text:p>
            <text:p text:style-name="Table_20_Contents">-index: int</text:p>
            <text:p text:style-name="Table_20_Contents">-frequency: int</text:p>
            <text:p text:style-name="Table_20_Contents">-name: QString</text:p>
            <text:p text:style-name="Table_20_Contents">-wt: wavetype</text:p>
            <text:p text:style-name="Table_20_Contents">-maxvol: int</text:p>
            <text:p text:style-name="Table_20_Contents">-a: int</text:p>
            <text:p text:style-name="Table_20_Contents">-d: int</text:p>
            <text:p text:style-name="Table_20_Contents">-s: int</text:p>
            <text:p text:style-name="Table_20_Contents">-r: int</text:p>
            <text:p text:style-name="Table_20_Contents">-envcount: int</text:p>
            <text:p text:style-name="Table_20_Contents">-tempvol: int</text:p>
            <text:p text:style-name="Table_20_Contents">-release: bool</text:p>
            <text:p text:style-name="Table_20_Contents">-relvol: int</text:p>
          </table:table-cell>
        </table:table-row>
        <table:table-row>
          <table:table-cell table:style-name="Table1.A2" office:value-type="string">
            <text:p text:style-name="Table_20_Contents">+WaveForm(QString name, int frequency, wavetype, int attack, int decay, int sustain, int release)</text:p>
            <text:p text:style-name="Table_20_Contents">+nextSample()</text:p>
            <text:p text:style-name="Table_20_Contents">+releaseIt()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AudioBuffer</text:p>
          </table:table-cell>
        </table:table-row>
        <table:table-row>
          <table:table-cell table:style-name="Table2.A2" office:value-type="string">
            <text:p text:style-name="P3">-mutex: QMutex</text:p>
            <text:p text:style-name="P3">-currentNotes: map&lt;QString, WaveForm *&gt;</text:p>
            <text:p text:style-name="P3">-playthread: AudioThread *</text:p>
          </table:table-cell>
        </table:table-row>
        <table:table-row>
          <table:table-cell table:style-name="Table2.A2" office:value-type="string">
            <text:p text:style-name="Table_20_Contents">+AudioBuffer()</text:p>
            <text:p text:style-name="Table_20_Contents">+add(WaveForm *)</text:p>
            <text:p text:style-name="Table_20_Contents">+remove(QString)</text:p>
            <text:p text:style-name="Table_20_Contents">+deleteWave(QString)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AudioThread</text:p>
          </table:table-cell>
        </table:table-row>
        <table:table-row>
          <table:table-cell table:style-name="Table3.A2" office:value-type="string">
            <text:p text:style-name="Table_20_Contents">-mutex: QMutex</text:p>
            <text:p text:style-name="Table_20_Contents">-wf: map&lt; QString, WaveForm *&gt; &amp;</text:p>
            <text:p text:style-name="Table_20_Contents">-playflag: bool</text:p>
          </table:table-cell>
        </table:table-row>
        <table:table-row>
          <table:table-cell table:style-name="Table3.A2" office:value-type="string">
            <text:p text:style-name="Table_20_Contents">+AudioThread( QObject *parent, map&lt;QString, WaveForm *&gt; &amp;)</text:p>
            <text:p text:style-name="Table_20_Contents">+run()</text:p>
            <text:p text:style-name="Table_20_Contents">+quitIt(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2">SynthWindow</text:p>
          </table:table-cell>
        </table:table-row>
        <table:table-row>
          <table:table-cell table:style-name="Table4.A2" office:value-type="string">
            <text:p text:style-name="P4">-ab: AudioBuffer</text:p>
            <text:p text:style-name="P4">-sinebutton: QRadioButton *</text:p>
            <text:p text:style-name="P4">-squarebutton: QRadioButton *</text:p>
            <text:p text:style-name="P4">-trianglebutton: QRadioButton *</text:p>
            <text:p text:style-name="P4">-sawbutton: QRadioButton *</text:p>
            <text:p text:style-name="P4">-wavegroup: QButtonGroup *</text:p>
            <text:p text:style-name="P4">-sinebutton2: QRadioButton *</text:p>
            <text:p text:style-name="P4">-squarebutton2: QRadioButton *</text:p>
            <text:p text:style-name="P4">-trianglebutton2: QRadioButton *</text:p>
            <text:p text:style-name="P4">-sawbutton2: QRadioButton *</text:p>
            <text:p text:style-name="P4">-wavegroup2: QButtonGroup *</text:p>
            <text:p text:style-name="P4">-attack: QDial *</text:p>
            <text:p text:style-name="P4">-decay: QDial *</text:p>
            <text:p text:style-name="P4">-sustain: QDial *</text:p>
            <text:p text:style-name="P4">-release: QDial *</text:p>
            <text:p text:style-name="P4">-attack2: QDial *</text:p>
            <text:p text:style-name="P4">-decay2: QDial *</text:p>
            <text:p text:style-name="P4">-sustain2: QDial *</text:p>
            <text:p text:style-name="P4">-release2: QDial *</text:p>
            <text:p text:style-name="P4">-wavelayout: QVBoxLayout *</text:p>
            <text:p text:style-name="P4">-voctave: QVBoxLayout *</text:p>
            <text:p text:style-name="P4">-vattack: QVBoxLayout *</text:p>
            <text:p text:style-name="P4">-vdecay: QVBoxLayout *</text:p>
            <text:p text:style-name="P4">-vrelease: QVBoxLayout *</text:p>
            <text:p text:style-name="P4">-vsustain: QVBoxLayout *</text:p>
            <text:p text:style-name="P4">-wholelayout: QHBoxLayout *</text:p>
            <text:p text:style-name="P4">-wt: wavetype</text:p>
            <text:p text:style-name="P4">-wt2: wavetype</text:p>
            <text:p text:style-name="P4">-a: int</text:p>
            <text:p text:style-name="P4">-d: int</text:p>
            <text:p text:style-name="P4">-r: int</text:p>
            <text:p text:style-name="P4">-s: int</text:p>
            <text:p text:style-name="P4">-a2: int</text:p>
            <text:p text:style-name="P4">-d2: int</text:p>
            <text:p text:style-name="P4">-r2: int</text:p>
            <text:p text:style-name="P4">-s2: int</text:p>
            <text:p text:style-name="P4">-o: int</text:p>
            <text:p text:style-name="P4">-o2: int</text:p>
            <text:p text:style-name="P4">-oct1: QRadioButton *</text:p>
            <text:p text:style-name="P4">-oct2: QRadioButton *</text:p>
            <text:p text:style-name="P4">-oct3: QRadioButton *</text:p>
            <text:p text:style-name="P4">-oct4: QRadioButton *</text:p>
            <text:p text:style-name="P4">-octgroup: QButtonGroup *</text:p>
            <text:p text:style-name="P4">-oct12: QRadioButton *</text:p>
            <text:p text:style-name="P4">-oct22: QRadioButton *</text:p>
            <text:p text:style-name="P4">-oct32: QRadioButton *</text:p>
            <text:p text:style-name="P4">-oct42: QRadioButton *</text:p>
            <text:p text:style-name="P4">-octgroup2: QButtonGroup *</text:p>
            <text:p text:style-name="P4">-loctave: QLabel *</text:p>
            <text:p text:style-name="P4">-lwaves: QLabel *</text:p>
            <text:p text:style-name="P4">-lattack: QLabel *</text:p>
            <text:p text:style-name="P4">-ldecay: QLabel *</text:p>
            <text:p text:style-name="P4">-lrelease: QLabel *</text:p>
            <text:p text:style-name="P4">-lsustain: QLabel *</text:p>
          </table:table-cell>
        </table:table-row>
        <table:table-row>
          <table:table-cell table:style-name="Table4.A2" office:value-type="string">
            <text:p text:style-name="Table_20_Contents">+SynthWindow()</text:p>
            <text:p text:style-name="Table_20_Contents">+setAttack(int)</text:p>
            <text:p text:style-name="Table_20_Contents">+setDecay(int)</text:p>
            <text:p text:style-name="Table_20_Contents">+setRelease(int)</text:p>
            <text:p text:style-name="Table_20_Contents">+setSustain(int)</text:p>
            <text:p text:style-name="Table_20_Contents">+setOctave1(int)</text:p>
            <text:p text:style-name="Table_20_Contents">+setWave1(int)</text:p>
            <text:p text:style-name="Table_20_Contents">+setAttack2(int)</text:p>
            <text:p text:style-name="Table_20_Contents">+setDecay2(int)</text:p>
            <text:p text:style-name="Table_20_Contents">+setRelease2(int)</text:p>
            <text:p text:style-name="Table_20_Contents">+setSustain2(int)</text:p>
            <text:p text:style-name="Table_20_Contents">+setOctave2(int)</text:p>
            <text:p text:style-name="Table_20_Contents">+setWave2(int)</text:p>
            <text:p text:style-name="Table_20_Contents">#keyPressEvent( QKeyEvent * )</text:p>
            <text:p text:style-name="Table_20_Contents">#keyReleaseEvent( QKeyEvent *)</text:p>
          </table:table-cell>
        </table:table-row>
      </table:table>
      <text:p text:style-name="Standard"/>
      <text:p text:style-name="P5"/>
      <text:p text:style-name="P6"><draw:g text:anchor-type="paragraph" draw:z-index="0" draw:style-name="gr1"><draw:custom-shape draw:style-name="gr2" draw:text-style-name="P8" svg:width="2.0004in" svg:height="0.7504in" svg:x="0.6516in" svg:y="0.5181in"><text:p text:style-name="P7"><text:span text:style-name="T1">SynthWindow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2.0004in" svg:height="0.7504in" svg:x="0.6516in" svg:y="2.5181in"><text:p text:style-name="P7"><text:span text:style-name="T1">WaveFor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8" svg:width="2.2504in" svg:height="0.7504in" svg:x="4.4016in" svg:y="2.5181in"><text:p text:style-name="P7"><text:span text:style-name="T1">AudioBuff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8" svg:width="2.2504in" svg:height="0.7504in" svg:x="2.4016in" svg:y="4.5181in"><text:p text:style-name="P7"><text:span text:style-name="T1">AudioThrea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8" svg:x1="1.1516in" svg:y1="1.2681in" svg:x2="1.1516in" svg:y2="2.5181in"><text:p text:style-name="P7"><text:span text:style-name="T1">creates</text:span></text:p><text:p text:style-name="P7"><text:span text:style-name="T1"/></text:p></draw:line><draw:line draw:style-name="gr7" draw:text-style-name="P8" svg:x1="2.6516in" svg:y1="1.2681in" svg:x2="4.4016in" svg:y2="2.5181in"><text:p text:style-name="P7"><text:span text:style-name="T1">manages</text:span></text:p><text:p text:style-name="P7"><text:span text:style-name="T1">WaveForms with</text:span></text:p></draw:line><draw:line draw:style-name="gr8" draw:text-style-name="P8" svg:x1="4.4016in" svg:y1="3.0181in" svg:x2="2.6516in" svg:y2="3.0181in"><text:p/></draw:line><draw:line draw:style-name="gr9" draw:text-style-name="P8" svg:x1="4.6516in" svg:y1="3.2681in" svg:x2="4.4016in" svg:y2="4.5181in"><text:p text:style-name="P7"><text:span text:style-name="T1">runs</text:span></text:p><text:p text:style-name="P7"><text:span text:style-name="T1"/></text:p></draw:line><draw:line draw:style-name="gr10" draw:text-style-name="P8" svg:x1="2.4016in" svg:y1="4.5181in" svg:x2="1.9016in" svg:y2="3.2681in"><text:p text:style-name="P7"><text:span text:style-name="T1">plays</text:span></text:p><text:p text:style-name="P7"><text:span text:style-name="T1"/></text:p></draw:line><draw:frame draw:style-name="gr11" draw:text-style-name="P10" svg:width="1.1169in" svg:height="0.3906in" svg:x="3.0732in" svg:y="2.7134in"><draw:text-box><text:p text:style-name="P9"><text:span text:style-name="T1">deletes</text:span></text:p></draw:text-box></draw:frame></draw:g>Class Interaction Diagra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amuel Banina</meta:initial-creator>
    <meta:creation-date>2007-04-29T18:39:40</meta:creation-date>
    <dc:creator>Samuel Banina</dc:creator>
    <dc:date>2007-04-29T21:55:07</dc:date>
    <dc:language>en-US</dc:language>
    <meta:editing-cycles>11</meta:editing-cycles>
    <meta:editing-duration>PT3H15M28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4" meta:paragraph-count="108" meta:word-count="228" meta:character-count="1982"/>
  </office:meta>
</office:document-meta>
</file>